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ec41" officeooo:paragraph-rsid="000bec41"/>
    </style:style>
    <style:style style:name="P2" style:family="paragraph" style:parent-style-name="Standard">
      <style:paragraph-properties fo:text-align="center" style:justify-single-word="false"/>
      <style:text-properties fo:font-size="18pt" officeooo:rsid="000bec41" officeooo:paragraph-rsid="000bec4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bec41" officeooo:paragraph-rsid="000bec4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de59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1282b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2c2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e59a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10186a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1282b7" officeooo:paragraph-rsid="001282b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paragraph-rsid="000f5f95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18aca2" officeooo:paragraph-rsid="00192706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192706" officeooo:paragraph-rsid="00192706"/>
    </style:style>
    <style:style style:name="P20" style:family="paragraph" style:parent-style-name="Standard">
      <style:paragraph-properties fo:text-align="start" style:justify-single-word="false"/>
      <style:text-properties officeooo:paragraph-rsid="00110966"/>
    </style:style>
    <style:style style:name="P21" style:family="paragraph" style:parent-style-name="Standard">
      <style:paragraph-properties fo:text-align="start" style:justify-single-word="false"/>
      <style:text-properties officeooo:paragraph-rsid="001282b7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4c44d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16b2f3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fo:font-size="18pt" fo:font-weight="bold" officeooo:rsid="000bec41" officeooo:paragraph-rsid="000bec41" style:font-size-asian="18pt" style:font-weight-asian="bold" style:font-size-complex="18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8aca2" officeooo:paragraph-rsid="0018aca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192706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1d434c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6b2f3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bfd98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d434c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4c44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d434c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2b5f7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e506a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ffbce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e506a" officeooo:paragraph-rsid="001e506a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ffbce" officeooo:paragraph-rsid="001ffbce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f5f95" officeooo:paragraph-rsid="00203fa6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03fa6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8pt" fo:font-weight="normal" officeooo:rsid="001d434c" officeooo:paragraph-rsid="001d434c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1e506a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1ffbce"/>
    </style:style>
    <style:style style:name="P49" style:family="paragraph" style:parent-style-name="Standard">
      <style:paragraph-properties fo:text-align="start" style:justify-single-word="false"/>
      <style:text-properties officeooo:paragraph-rsid="001282b7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2c2a"/>
    </style:style>
    <style:style style:name="T3" style:family="text">
      <style:text-properties officeooo:rsid="000de59a"/>
    </style:style>
    <style:style style:name="T4" style:family="text">
      <style:text-properties fo:font-size="18pt" fo:font-weight="normal" officeooo:rsid="00110966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282b7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letter-spacing="normal" fo:font-style="normal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letter-spacing="normal" fo:font-style="normal" officeooo:rsid="0012b5f7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officeooo:rsid="0018aca2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letter-spacing="normal" fo:font-style="normal" officeooo:rsid="00192706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0066ff" style:font-name="Liberation Serif" fo:letter-spacing="normal" fo:font-style="normal" officeooo:rsid="00192706" style:font-size-asian="18pt" style:font-weight-asian="normal" style:font-size-complex="18pt" style:font-weight-complex="normal"/>
    </style:style>
    <style:style style:name="T11" style:family="text">
      <style:text-properties officeooo:rsid="000f5f95" style:font-size-asian="18pt" style:font-weight-asian="normal" style:font-size-complex="18pt" style:font-weight-complex="normal"/>
    </style:style>
    <style:style style:name="T12" style:family="text">
      <style:text-properties officeooo:rsid="0012b5f7" style:font-size-asian="18pt" style:font-weight-asian="normal" style:font-size-complex="18pt" style:font-weight-complex="normal"/>
    </style:style>
    <style:style style:name="T13" style:family="text">
      <style:text-properties officeooo:rsid="00110966"/>
    </style:style>
    <style:style style:name="T14" style:family="text">
      <style:text-properties style:font-name="Liberation Serif" fo:font-size="18pt" fo:font-weight="normal" officeooo:rsid="00110966" style:font-size-asian="18pt" style:font-weight-asian="normal" style:font-size-complex="18pt" style:font-weight-complex="normal"/>
    </style:style>
    <style:style style:name="T15" style:family="text">
      <style:text-properties style:font-name="Liberation Serif" fo:font-size="18pt" fo:font-weight="normal" officeooo:rsid="001282b7" style:font-size-asian="18pt" style:font-weight-asian="normal" style:font-size-complex="18pt" style:font-weight-complex="normal"/>
    </style:style>
    <style:style style:name="T16" style:family="text">
      <style:text-properties style:font-name="Liberation Serif" fo:font-size="18pt" fo:font-weight="normal" officeooo:rsid="001ffbce" style:font-size-asian="18pt" style:font-weight-asian="normal" style:font-size-complex="18pt" style:font-weight-complex="normal"/>
    </style:style>
    <style:style style:name="T17" style:family="text">
      <style:text-properties officeooo:rsid="0012b5f7"/>
    </style:style>
    <style:style style:name="T18" style:family="text">
      <style:text-properties officeooo:rsid="000bec41"/>
    </style:style>
    <style:style style:name="T19" style:family="text">
      <style:text-properties fo:color="#000000" officeooo:rsid="0012b5f7" style:font-size-asian="18pt" style:font-weight-asian="normal" style:font-size-complex="18pt" style:font-weight-complex="normal"/>
    </style:style>
    <style:style style:name="T20" style:family="text">
      <style:text-properties officeooo:rsid="0016b2f3"/>
    </style:style>
    <style:style style:name="T21" style:family="text">
      <style:text-properties officeooo:rsid="001d434c"/>
    </style:style>
    <style:style style:name="T22" style:family="text">
      <style:text-properties officeooo:rsid="001e506a"/>
    </style:style>
    <style:style style:name="T23" style:family="text">
      <style:text-properties officeooo:rsid="001ffbce"/>
    </style:style>
    <style:style style:name="T24" style:family="text">
      <style:text-properties officeooo:rsid="0010186a"/>
    </style:style>
    <style:style style:name="T25" style:family="text">
      <style:text-properties officeooo:rsid="00203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требований к веб приложению <text:span text:style-name="T1">«Jollify»</text:span></text:p>
      <text:p text:style-name="P27">Оглавление.</text:p>
      <text:p text:style-name="P3"/>
      <text:p text:style-name="P3">1. Определение приложения.</text:p>
      <text:p text:style-name="P3">2. Компоненты</text:p>
      <text:p text:style-name="P3">3. Структуры данных и организация БД.</text:p>
      <text:p text:style-name="P3">4. Безопасность и резервные копии</text:p>
      <text:p text:style-name="P3">5. Технологии</text:p>
      <text:p text:style-name="P25">Проект Joolify – Доска обьявлений о различных мероприятиях с элементами социальной сети. Ресурс будет решать проблему поиска компании на мероприятия.</text:p>
      <text:p text:style-name="P4"/>
      <text:p text:style-name="P46">Термины:</text:p>
      <text:p text:style-name="P46"></text:p>
      <text:p text:style-name="P46"><text:tab/>Событие - мероприятие которое имеет ограниченный срок проведения (концерт, митинг, парад)</text:p>
      <text:p text:style-name="P46"><text:tab/>Хобби - разнообразные развлечения, без привязки к конкретной дате (боулинг, футбол, фехтование)</text:p>
      <text:p text:style-name="P46"><text:tab/>Провайдер - компания предоставляющая услугу (стадион, театр, боулинг-клуб)</text:p>
      <text:p text:style-name="P46"><text:tab/>Карточка - страница пользователя, страница хобби, страница события, страница провайдера</text:p>
      <text:p text:style-name="P46"><text:tab/>Шер - возможность перепостить страницу в социальную сеть</text:p>
      <text:p text:style-name="P46"><text:tab/>Значком "*" помечается функционал доступный только для зарегестрированных и авторизированных пользователей.</text:p>
      <text:p text:style-name="P46"/>
      <text:p text:style-name="P46"><text:tab/>Значком "**" помечается функционал доступный только для провайдеров.</text:p>
      <text:p text:style-name="P46"/>
      <text:p text:style-name="P46"><text:tab/>Значком "***" помечается функционал доступный только для администраторов.</text:p>
      <text:p text:style-name="P25">Основные сущности БД </text:p>
      <text:p text:style-name="P4"/>
      <text:p text:style-name="P4">1. Событие с фиксированной датой.</text:p>
      <text:p text:style-name="P4"/>
      <text:p text:style-name="P4">Будет содержать:</text:p>
      <text:p text:style-name="P4">1. UUID (Уникальный идентифткатор)</text:p>
      <text:p text:style-name="P4">2. Название события</text:p>
      <text:p text:style-name="P4">3. Ссылка на владельца события</text:p>
      <text:p text:style-name="P4">4. Дата и время начала события</text:p>
      <text:p text:style-name="P4">5. Дата и время окончания события</text:p>
      <text:p text:style-name="P4">6. Краткое описание (Для размещения в списке/на карте)</text:p>
      <text:p text:style-name="P4">7. Детальное описание (текст)</text:p>
      <text:p text:style-name="P4">8. <text:span text:style-name="T2">Теги</text:span></text:p>
      <text:p text:style-name="P7">9. Участники мероприятия (ссылки)</text:p>
      <text:p text:style-name="P7">10. Комментарии.</text:p>
      <text:p text:style-name="P7">11. Картинка для описания (ссылка)</text:p>
      <text:p text:style-name="P10">12. Контакты</text:p>
      <text:p text:style-name="P10">13. Дата подтвержждения</text:p>
      <text:p text:style-name="P12">14. Геолокация</text:p>
      <text:p text:style-name="P12"/>
      <text:p text:style-name="P13">MongoDB Document model:</text:p>
      <text:p text:style-name="P13">{</text:p>
      <text:p text:style-name="P13"><text:tab/>_id: &lt;UUID&gt;</text:p>
      <text:p text:style-name="P13"><text:tab/>name: &lt;String&gt;</text:p>
      <text:p text:style-name="P13"><text:tab/>owner: &lt;UUID&gt;</text:p>
      <text:p text:style-name="P13"><text:tab/>startTime: &lt;DateTime&gt;</text:p>
      <text:p text:style-name="P13"><text:tab/>endTime: &lt;DateTime&gt;</text:p>
      <text:p text:style-name="P13"><text:tab/>description: &lt;Text&gt;</text:p>
      <text:p text:style-name="P13"><text:tab/>fDescription: &lt;Text&gt;</text:p>
      <text:p text:style-name="P13"><text:tab/>tags: &lt;String[]&gt;</text:p>
      <text:p text:style-name="P13"><text:tab/>members: &lt;UUID[]&gt;</text:p>
      <text:p text:style-name="P13"><text:tab/>avatar: &lt;HTTPlink&gt;</text:p>
      <text:p text:style-name="P13"><text:tab/>contacts: &lt;Text&gt;</text:p>
      <text:p text:style-name="P13"><text:soft-page-break/><text:tab/>confirmDate: &lt;DateTime&gt;</text:p>
      <text:p text:style-name="P13"><text:tab/>geolocation: &lt;googleLocation&gt;</text:p>
      <text:p text:style-name="P13">}</text:p>
      <text:p text:style-name="P13"/>
      <text:p text:style-name="P47">Список функций для манипуляции с объектами событий:</text:p>
      <text:p text:style-name="P47"/>
      <text:p text:style-name="P36">Создание события <text:span text:style-name="T21">function createEvent(e1){} returns boolean</text:span></text:p>
      <text:p text:style-name="P36">Удаление события <text:span text:style-name="T21">function deleteEvent(e1){} returns boolean</text:span></text:p>
      <text:p text:style-name="P36">Изменение события<text:span text:style-name="T20"> function saveEvent(e1){} returns boolean</text:span></text:p>
      <text:p text:style-name="P36">Подтверждение события<text:span text:style-name="T20"> function approveEvent(e1, user1){} returns boolean</text:span></text:p>
      <text:p text:style-name="P36">Подписать участника <text:span text:style-name="T21">function applyUserEvent(e1, u1){} returns boolean</text:span></text:p>
      <text:p text:style-name="P36">Отписать участника <text:span text:style-name="T21">function excludeUserEvent(e1, u1){} returns boolean</text:span></text:p>
      <text:p text:style-name="P7"/>
      <text:p text:style-name="P10">2. Событие без привязки к дате (Хобби)</text:p>
      <text:p text:style-name="P7"/>
      <text:p text:style-name="P5">Будет содержать:</text:p>
      <text:p text:style-name="P5">1. UUID (Уникальный идентифткатор)</text:p>
      <text:p text:style-name="P5">2. Название <text:span text:style-name="T3">Хобби</text:span></text:p>
      <text:p text:style-name="P5">3. Ссылка на владельца <text:span text:style-name="T3">хобби</text:span></text:p>
      <text:p text:style-name="P5">4. <text:span text:style-name="T3">Информация о расписании </text:span></text:p>
      <text:p text:style-name="P5"><text:span text:style-name="T3">5</text:span>. Краткое описание (Для размещения в списке/на карте)</text:p>
      <text:p text:style-name="P5"><text:span text:style-name="T3">6</text:span>. Детальное описание (текст)</text:p>
      <text:p text:style-name="P5"><text:span text:style-name="T3">7</text:span>. <text:span text:style-name="T2">Теги</text:span></text:p>
      <text:p text:style-name="P8"><text:span text:style-name="T3">8</text:span>. Участники <text:span text:style-name="T3">хобби</text:span> (ссылки)</text:p>
      <text:p text:style-name="P8"><text:span text:style-name="T3">9</text:span>. Комментарии.</text:p>
      <text:p text:style-name="P8">1<text:span text:style-name="T3">0</text:span>. Картинка для описания (ссылка)</text:p>
      <text:p text:style-name="P10">11. Контакты</text:p>
      <text:p text:style-name="P10">12. Дата подтверждения</text:p>
      <text:p text:style-name="P12">13. Геолокация</text:p>
      <text:p text:style-name="P10"/>
      <text:p text:style-name="P13"><text:soft-page-break/>MongoDB Document model:</text:p>
      <text:p text:style-name="P13">{</text:p>
      <text:p text:style-name="P13"><text:tab/>_id: &lt;UUID&gt;</text:p>
      <text:p text:style-name="P13"><text:tab/>name: &lt;String&gt;</text:p>
      <text:p text:style-name="P13"><text:tab/>owner: &lt;UUID&gt;</text:p>
      <text:p text:style-name="P13"><text:tab/>schedule: &lt;String&gt;</text:p>
      <text:p text:style-name="P13"><text:tab/>description: &lt;Text&gt;</text:p>
      <text:p text:style-name="P13"><text:tab/>fDescription: &lt;Text&gt;</text:p>
      <text:p text:style-name="P13"><text:tab/>tags: &lt;String[]&gt;</text:p>
      <text:p text:style-name="P13"><text:tab/>members: &lt;UUID[]&gt;</text:p>
      <text:p text:style-name="P13"><text:tab/>avatar: &lt;HTTPlink&gt;</text:p>
      <text:p text:style-name="P13"><text:tab/>contacts: &lt;Text&gt;</text:p>
      <text:p text:style-name="P13"><text:tab/>confirmDate: &lt;DateTime&gt;</text:p>
      <text:p text:style-name="P13"><text:tab/>geolocation: &lt;googleLocation&gt;</text:p>
      <text:p text:style-name="P13">}</text:p>
      <text:p text:style-name="P13"/>
      <text:p text:style-name="P47">Список функций для манипуляции с объектами хобби:</text:p>
      <text:p text:style-name="P47"/>
      <text:p text:style-name="P38">Создание <text:span text:style-name="T21">хобби</text:span> <text:span text:style-name="T21">function createHbb(h1){} returns boolean</text:span></text:p>
      <text:p text:style-name="P38">Удаление <text:span text:style-name="T21">хобби</text:span> <text:span text:style-name="T21">function deleteHbb(h1){} returns boolean</text:span></text:p>
      <text:p text:style-name="P38">Изменение <text:span text:style-name="T21">хобби function saveHbb(h1){} returns boolean</text:span></text:p>
      <text:p text:style-name="P38">Подтверждение <text:span text:style-name="T21">хобби function approveHbb(h1, user1){} returns boolean</text:span></text:p>
      <text:p text:style-name="P38">Подписать участника <text:span text:style-name="T21">function applyUserHbb(h1, u1){} returns boolean</text:span></text:p>
      <text:p text:style-name="P38">Отписать участника <text:span text:style-name="T21">function excludeUserHbb(h1, u1){} returns boolean</text:span></text:p>
      <text:p text:style-name="P9"/>
      <text:p text:style-name="P10"/>
      <text:p text:style-name="P10">3. Пользователь</text:p>
      <text:p text:style-name="P10"/>
      <text:p text:style-name="P5">Будет содержать:</text:p>
      <text:p text:style-name="P5">1. UUID (Уникальный идентифткатор)</text:p>
      <text:p text:style-name="P10"><text:soft-page-break/>2. Имя пользователя</text:p>
      <text:p text:style-name="P10">3. Почта (email)</text:p>
      <text:p text:style-name="P10">4. Пароль</text:p>
      <text:p text:style-name="P10">5. Тип пользователя (Подпищик, Провайдер, Администратор)</text:p>
      <text:p text:style-name="P10">6. Контакты (телефон, адрес, социальные сети)</text:p>
      <text:p text:style-name="P10">7. Подписки (События, хобби)</text:p>
      <text:p text:style-name="P10">8. Созданные мероприятия (События, хобби)</text:p>
      <text:p text:style-name="P10">9. Аватар (ссылка)</text:p>
      <text:p text:style-name="P10">10. Настройки профиля</text:p>
      <text:p text:style-name="P10"/>
      <text:p text:style-name="P20"><text:span text:style-name="T4">Первые 5 пунктов, </text:span><text:span text:style-name="T5">социальные сети и аватар</text:span><text:span text:style-name="T4"> обслуживаются пакетами alanning:roles и </text:span><text:span text:style-name="Source_20_Text"><text:span text:style-name="T14">accounts-base.</text:span></text:span></text:p>
      <text:p text:style-name="P20"/>
      <text:p text:style-name="P21"><text:span text:style-name="Source_20_Text"><text:span text:style-name="T15">Custom fields:</text:span></text:span></text:p>
      <text:p text:style-name="P21"><text:span text:style-name="Source_20_Text"><text:span text:style-name="T15">{</text:span></text:span></text:p>
      <text:p text:style-name="P21"><text:span text:style-name="Source_20_Text"><text:span text:style-name="T15"><text:tab/>phone: &lt;String&gt;</text:span></text:span></text:p>
      <text:p text:style-name="P21"><text:span text:style-name="Source_20_Text"><text:span text:style-name="T15"><text:tab/>eventSubs: &lt;UUID[]&gt;</text:span></text:span></text:p>
      <text:p text:style-name="P21"><text:span text:style-name="Source_20_Text"><text:span text:style-name="T15"><text:tab/>hobbiesSubs: &lt;UUID[]&gt;</text:span></text:span></text:p>
      <text:p text:style-name="P21"><text:span text:style-name="Source_20_Text"><text:span text:style-name="T15"><text:tab/>ownerOf</text:span></text:span><text:span text:style-name="Source_20_Text"><text:span text:style-name="T16">Events</text:span></text:span><text:span text:style-name="Source_20_Text"><text:span text:style-name="T15">: &lt;UUID[]&gt;</text:span></text:span></text:p>
      <text:p text:style-name="P48"><text:span text:style-name="Source_20_Text"><text:span text:style-name="T15"><text:tab/>ownerOf</text:span></text:span><text:span text:style-name="Source_20_Text"><text:span text:style-name="T16">Hbbs</text:span></text:span><text:span text:style-name="Source_20_Text"><text:span text:style-name="T15">: &lt;UUID[]&gt;</text:span></text:span></text:p>
      <text:p text:style-name="P21"><text:span text:style-name="Source_20_Text"><text:span text:style-name="T15"><text:tab/>options: &lt;char[]&gt;<text:tab/></text:span></text:span></text:p>
      <text:p text:style-name="P21"><text:span text:style-name="Source_20_Text"><text:span text:style-name="T15">}</text:span></text:span></text:p>
      <text:p text:style-name="P20"/>
      <text:p text:style-name="P40">Список функций для манипуляций с дополнительными функциями пользователя:</text:p>
      <text:p text:style-name="P40"/>
      <text:p text:style-name="P40">Обновить етелефонный номер function savePhoneNumber(user1, phone1){}</text:p>
      <text:p text:style-name="P40">Добавить подписку на событие function subscribeEvent(e1)<text:span text:style-name="T25">{}</text:span></text:p>
      <text:p text:style-name="P40">Удалить подписку на событие function unSubscribeEvent(e1)<text:span text:style-name="T25">{}</text:span></text:p>
      <text:p text:style-name="P40">Добавить подписку на хобби function subscribe<text:span text:style-name="T23">Hbb</text:span>(<text:span text:style-name="T25">h</text:span>1)<text:span text:style-name="T25">{}</text:span></text:p>
      <text:p text:style-name="P40">Удалить подписку на хобби function unSubscribe<text:span text:style-name="T23">Hbb</text:span>(<text:span text:style-name="T25">h</text:span>1)<text:span text:style-name="T25">{}</text:span></text:p>
      <text:p text:style-name="P41">При операциях с подпиской необходимо соответственно изменять (добавлять, или удалять) пользователя из <text:soft-page-break/>соответствующих событий или хобби (поле <text:span text:style-name="T24">members: &lt;UUID[]&gt;</text:span>)</text:p>
      <text:p text:style-name="P43">Добавить событие <text:span text:style-name="T22">function </text:span>add<text:span text:style-name="T22">Event(e1)</text:span>{}</text:p>
      <text:p text:style-name="P43">Удалить событие <text:span text:style-name="T22">function </text:span>delete<text:span text:style-name="T22">Event(e1)</text:span>{}</text:p>
      <text:p text:style-name="P43">Добавить хобби <text:span text:style-name="T22">function </text:span>addHbb<text:span text:style-name="T22">(</text:span>h<text:span text:style-name="T22">1)</text:span>{}</text:p>
      <text:p text:style-name="P43">Удалить хобби <text:span text:style-name="T22">function </text:span>deleteHbb<text:span text:style-name="T22">(</text:span>h<text:span text:style-name="T22">1)</text:span>{}</text:p>
      <text:p text:style-name="P43">При удалении мероприятия необходимо учитывать изменения в профилях его подписчиков.</text:p>
      <text:p text:style-name="P41"/>
      <text:p text:style-name="P39"/>
      <text:p text:style-name="P11">4. Комментарии</text:p>
      <text:p text:style-name="P11"/>
      <text:p text:style-name="P6">Будет содержать:</text:p>
      <text:p text:style-name="P15">1. Тип комментария (К событию, к хобби)</text:p>
      <text:p text:style-name="P15">2. Ссылка на мероприятие</text:p>
      <text:p text:style-name="P15">3. Ссылка на автора</text:p>
      <text:p text:style-name="P15">4. <text:span text:style-name="T17">Дата публикации</text:span></text:p>
      <text:p text:style-name="P16">5. Текст комментария</text:p>
      <text:p text:style-name="P16">6. <text:span text:style-name="T18">UUID (Уникальный идентифткатор)</text:span></text:p>
      <text:p text:style-name="P11"/>
      <text:p text:style-name="P14">MongoDB Document model:</text:p>
      <text:p text:style-name="P14">{</text:p>
      <text:p text:style-name="P14"><text:tab/>_id: &lt;UUID&gt;</text:p>
      <text:p text:style-name="P14"><text:tab/><text:span text:style-name="T17">type</text:span>: &lt;String&gt;</text:p>
      <text:p text:style-name="P14"><text:tab/><text:span text:style-name="T17">eventId: &lt;UUID&gt;</text:span></text:p>
      <text:p text:style-name="P14"><text:tab/>owner: &lt;UUID&gt;</text:p>
      <text:p text:style-name="P14"><text:tab/><text:span text:style-name="T17">date: &lt;DateTime&gt;</text:span></text:p>
      <text:p text:style-name="P14"><text:tab/><text:span text:style-name="T17">text: &lt;Text&gt;</text:span></text:p>
      <text:p text:style-name="P16">}</text:p>
      <text:p text:style-name="P16"/>
      <text:p text:style-name="P47">Список функций для манипуляции с объектами комментариев:</text:p>
      <text:p text:style-name="P47"/>
      <text:p text:style-name="P31"><text:soft-page-break/>Добавить комментарий <text:span text:style-name="T21">function addComment(comment1, user1, owner1) {}</text:span></text:p>
      <text:p text:style-name="P31">Удалить комментарий <text:span text:style-name="T21">function deleteComment(user1, owner1) {}</text:span></text:p>
      <text:p text:style-name="P34">Изменить комментарий <text:span text:style-name="T21">function saveComment(comment1) {}</text:span></text:p>
      <text:p text:style-name="P16"/>
      <text:p text:style-name="P11">5. Личные сообщения</text:p>
      <text:p text:style-name="P42"><text:span text:style-name="T13">обслуживаются пакетом </text:span>socialize:messaging <text:a xlink:type="simple" xlink:href="https://atmospherejs.com/socialize/messaging"><text:span text:style-name="T25">https://atmospherejs.com/socialize/messaging</text:span></text:a></text:p>
      <text:p text:style-name="P42"/>
      <text:p text:style-name="P37"/>
      <text:p text:style-name="P23"/>
      <text:p text:style-name="P23"/>
      <text:p text:style-name="P23"/>
      <text:p text:style-name="P32"/>
      <text:p text:style-name="P33"/>
      <text:p text:style-name="P24"/>
      <text:p text:style-name="P23"/>
      <text:p text:style-name="P26">Технологии.</text:p>
      <text:p text:style-name="P11"/>
      <text:p text:style-name="P11">1. Язык – js</text:p>
      <text:p text:style-name="P17"><text:span text:style-name="T11">2. </text:span><text:span text:style-name="T12">Технологии: Meteor</text:span><text:span text:style-name="T19"> </text:span><text:span text:style-name="T7">platform, MongoDB, </text:span><text:bookmark text:name="step-1-—-setting-up-an-nginx-web-server"/><text:span text:style-name="T7">Nginx Web Server, Ubuntu Linux, </text:span><text:span text:style-name="T8">Docker</text:span></text:p>
      <text:p text:style-name="P28">3. Требования к серверу.</text:p>
      <text:p text:style-name="P18"><text:span text:style-name="T6">Для запуска приложения хватит </text:span><text:span text:style-name="T9">5GB HDD, 4</text:span><text:span text:style-name="T6">GB RAM, </text:span><text:a xlink:type="simple" xlink:href="http://ark.intel.com/ru/products/43233/Intel-Xeon-Processor-L3426-8M-Cache-1_86-GHz"><text:span text:style-name="T10">http://ark.intel.com/ru/products/43233/Intel-Xeon-Processor-L3426-8M-Cache-1_86-GHz</text:span></text:a></text:p>
      <text:p text:style-name="P19"/>
      <text:p text:style-name="P29"/>
      <text:p text:style-name="P22"/>
      <text:p text:style-name="P22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ec41" officeooo:paragraph-rsid="000bec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Киев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avka </meta:initial-creator>
    <meta:creation-date>2016-09-25T10:33:09.716083391</meta:creation-date>
    <dc:date>2016-09-27T17:37:24.137041335</dc:date>
    <dc:creator>mjavka </dc:creator>
    <meta:editing-duration>PT4H43M25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10" meta:paragraph-count="158" meta:word-count="657" meta:character-count="5419" meta:non-whitespace-character-count="4862"/>
  </office:meta>
</office:document-meta>
</file>